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qlQuery.setRowMapper(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qlQuery.setRowMapperClass( Class &lt; ? extends RowMapper &gt; rowMapp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qlQuery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SqlQuery.newRowMapper( @ Nullable Object [ ] parameters , @ Nullable Map &lt; ? , ?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